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2e" officeooo:paragraph-rsid="0007312e"/>
    </style:style>
    <style:style style:name="P2" style:family="paragraph" style:parent-style-name="Standard">
      <style:text-properties officeooo:rsid="000774f6" officeooo:paragraph-rsid="000774f6"/>
    </style:style>
    <style:style style:name="P3" style:family="paragraph" style:parent-style-name="Standard">
      <style:text-properties officeooo:rsid="000774f6" officeooo:paragraph-rsid="000bdf99"/>
    </style:style>
    <style:style style:name="P4" style:family="paragraph" style:parent-style-name="Standard">
      <style:text-properties officeooo:rsid="000774f6" officeooo:paragraph-rsid="002e15b4"/>
    </style:style>
    <style:style style:name="P5" style:family="paragraph" style:parent-style-name="Standard">
      <style:text-properties officeooo:rsid="000774f6" officeooo:paragraph-rsid="00383a17"/>
    </style:style>
    <style:style style:name="P6" style:family="paragraph" style:parent-style-name="Standard">
      <style:text-properties officeooo:rsid="000774f6" officeooo:paragraph-rsid="003cecbf"/>
    </style:style>
    <style:style style:name="P7" style:family="paragraph" style:parent-style-name="Standard">
      <style:text-properties officeooo:rsid="001ca529" officeooo:paragraph-rsid="0011b27b"/>
    </style:style>
    <style:style style:name="P8" style:family="paragraph" style:parent-style-name="Standard">
      <style:text-properties officeooo:rsid="00078e2d" officeooo:paragraph-rsid="003cecbf"/>
    </style:style>
    <style:style style:name="P9" style:family="paragraph" style:parent-style-name="Preformatted_20_Text">
      <style:text-properties officeooo:rsid="00078e2d" officeooo:paragraph-rsid="00344401"/>
    </style:style>
    <style:style style:name="P10" style:family="paragraph" style:parent-style-name="Preformatted_20_Text">
      <style:text-properties officeooo:rsid="004161a8" officeooo:paragraph-rsid="004161a8"/>
    </style:style>
    <style:style style:name="T1" style:family="text">
      <style:text-properties officeooo:rsid="00078e2d"/>
    </style:style>
    <style:style style:name="T2" style:family="text">
      <style:text-properties officeooo:rsid="0017b0b7"/>
    </style:style>
    <style:style style:name="T3" style:family="text">
      <style:text-properties officeooo:rsid="001f15f6"/>
    </style:style>
    <style:style style:name="T4" style:family="text">
      <style:text-properties officeooo:rsid="003cecbf"/>
    </style:style>
    <style:style style:name="T5" style:family="text">
      <style:text-properties officeooo:rsid="003ea0ee"/>
    </style:style>
    <style:style style:name="T6" style:family="text">
      <style:text-properties officeooo:rsid="003fc903"/>
    </style:style>
    <style:style style:name="T7" style:family="text">
      <style:text-properties officeooo:rsid="003fdb98"/>
    </style:style>
    <style:style style:name="T8" style:family="text">
      <style:text-properties officeooo:rsid="004161a8"/>
    </style:style>
    <style:style style:name="T9" style:family="text">
      <style:text-properties officeooo:rsid="00424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ke Levine</text:p>
      <text:p text:style-name="P1">Assignment <text:span text:style-name="T4">9</text:span></text:p>
      <text:p text:style-name="P7"><text:span text:style-name="T3">11/18</text:span>/14</text:p>
      <text:p text:style-name="P7">CSC 1100 – Fall Term</text:p>
      <text:p text:style-name="P1"/>
      <text:p text:style-name="P2">1)</text:p>
      <text:p text:style-name="P6"><text:tab/><text:span text:style-name="T2">a) 4</text:span></text:p>
      <text:p text:style-name="P6"><text:tab/><text:span text:style-name="T1">b) GRAPE</text:span></text:p>
      <text:p text:style-name="P6"><text:tab/><text:span text:style-name="T1">c) MANGO</text:span></text:p>
      <text:p text:style-name="P8"><text:tab/>d) <text:span text:style-name="T5">true</text:span></text:p>
      <text:p text:style-name="P8"><text:tab/>e) <text:span text:style-name="T9">ERROR</text:span></text:p>
      <text:p text:style-name="P4"><text:tab/></text:p>
      <text:p text:style-name="P2">2)</text:p>
      <text:p text:style-name="P5"><text:tab/><text:span text:style-name="T6">add “mySpace::” infornt of int a on line 12 and RATE on line 13</text:span></text:p>
      <text:p text:style-name="P5"/>
      <text:p text:style-name="P3">3)</text:p>
      <text:p text:style-name="P6"><text:tab/><text:span text:style-name="T2">a) 30</text:span></text:p>
      <text:p text:style-name="P6"><text:tab/><text:span text:style-name="T1">b) the time</text:span></text:p>
      <text:p text:style-name="P6"><text:tab/><text:span text:style-name="T1">c) the party</text:span></text:p>
      <text:p text:style-name="P8"><text:tab/>d) <text:span text:style-name="T7">Now is the best tie for the party!</text:span></text:p>
      <text:p text:style-name="P8"><text:tab/>e) <text:span text:style-name="T7">Now is the time to study for the exam?</text:span></text:p>
      <text:p text:style-name="P8"/>
      <text:p text:style-name="P2">4)</text:p>
      <text:p text:style-name="P9"><text:tab/><text:span text:style-name="T8">struct carType {</text:span></text:p>
      <text:p text:style-name="P9"><text:tab/><text:tab/><text:span text:style-name="T8">string Manufacturer;</text:span></text:p>
      <text:p text:style-name="P9"><text:tab/><text:tab/><text:span text:style-name="T8">string model;</text:span></text:p>
      <text:p text:style-name="P9"><text:tab/><text:tab/><text:span text:style-name="T8">string modleType;</text:span></text:p>
      <text:p text:style-name="P9"><text:tab/><text:tab/><text:span text:style-name="T8">string color;</text:span></text:p>
      <text:p text:style-name="P9"><text:tab/><text:tab/><text:span text:style-name="T8">int numOfDoors;</text:span></text:p>
      <text:p text:style-name="P10"><text:tab/><text:tab/>int mpgCity;</text:p>
      <text:p text:style-name="P10"><text:tab/><text:tab/>int mpgHighway;</text:p>
      <text:p text:style-name="P10"><text:tab/><text:tab/>int carYear;</text:p>
      <text:p text:style-name="P10"><text:tab/><text:tab/>double price;</text:p>
      <text:p text:style-name="P9"><text:tab/><text:span text:style-name="T8">}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10.887251454</meta:creation-date>
    <dc:date>2014-11-18T21:39:16.473473234</dc:date>
    <meta:editing-duration>PT15H44M27S</meta:editing-duration>
    <meta:editing-cycles>31</meta:editing-cycles>
    <meta:generator>LibreOffice/4.2.7.2$Linux_X86_64 LibreOffice_project/420m0$Build-2</meta:generator>
    <meta:document-statistic meta:table-count="0" meta:image-count="0" meta:object-count="0" meta:page-count="1" meta:paragraph-count="31" meta:word-count="86" meta:character-count="444" meta:non-whitespace-character-count="355"/>
  </office:meta>
</office:document-meta>
</file>